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cb2b" officeooo:paragraph-rsid="000bcb2b"/>
    </style:style>
    <style:style style:name="P2" style:family="paragraph" style:parent-style-name="Standard">
      <style:text-properties officeooo:rsid="000e8c0d" officeooo:paragraph-rsid="000e8c0d"/>
    </style:style>
    <style:style style:name="T1" style:family="text">
      <style:text-properties officeooo:rsid="000d82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derboard</text:p>
      <text:p text:style-name="P1"/>
      <text:p text:style-name="P1"/>
      <text:p text:style-name="P2">*Criar sistema de grid e posicionar elementos</text:p>
      <text:p text:style-name="P1">*Campo para adicionar nome <text:span text:style-name="T1">e propriedades a</text:span>os jogadores</text:p>
      <text:p text:style-name="P1"><text:tab/>- Input de formulário <text:span text:style-name="T1">de nome</text:span></text:p>
      <text:p text:style-name="P1"><text:tab/>- <text:span text:style-name="T1">Input de pontuação</text:span></text:p>
      <text:p text:style-name="P1"><text:tab/>- Collection para armazenar jogadores e suas propriedades</text:p>
      <text:p text:style-name="P1"><text:tab/>- Evento de submit para enviar jogador para o banco</text:p>
      <text:p text:style-name="P1">*Lista que a os jogadores</text:p>
      <text:p text:style-name="P1"><text:tab/>- Helper que retorna jogadores</text:p>
      <text:p text:style-name="P1">*Botões que incrementam/reduzem pontuação aos jogadores</text:p>
      <text:p text:style-name="P1"><text:tab/>- <text:s/><text:span text:style-name="T1">Evento que atualiza a propriedade de pontuação no banco</text:span></text:p>
      <text:p text:style-name="P1">*Botão de exclusão do jogador</text:p>
      <text:p text:style-name="P1"><text:tab/>- <text:span text:style-name="T1">Evento que remove o player da lista</text:span></text:p>
      <text:p text:style-name="P1"/>
      <text:p text:style-name="P1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4:14:04.717922490</meta:creation-date>
    <dc:date>2016-04-14T15:26:23.871424391</dc:date>
    <meta:editing-duration>PT23M46S</meta:editing-duration>
    <meta:editing-cycles>1</meta:editing-cycles>
    <meta:document-statistic meta:table-count="0" meta:image-count="0" meta:object-count="0" meta:page-count="1" meta:paragraph-count="13" meta:word-count="83" meta:character-count="509" meta:non-whitespace-character-count="431"/>
    <meta:generator>LibreOffice/5.0.5.2$Linux_x86 LibreOffice_project/00m0$Build-2</meta:generator>
  </office:meta>
</office:document-meta>
</file>